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j Jamsutkar - 80122</text:p>
      <text:p text:style-name="P6"/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19:48:12.357072119</dc:date>
    <meta:editing-duration>PT1H27M41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29" meta:word-count="209" meta:character-count="1391" meta:non-whitespace-character-count="1213"/>
  </office:meta>
</office:document-meta>
</file>